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ore on Arrays</text:p>
      <text:p text:style-name="Preformatted_20_Text"/>
      <text:p text:style-name="Preformatted_20_Text">1) Declare an Array names2 of length 7 and perform following operations-</text:p>
      <text:p text:style-name="Preformatted_20_Text"><text:s text:c="3"/>a. Extract three elements starting from index two. </text:p>
      <text:p text:style-name="Preformatted_20_Text"><text:s text:c="3"/>b. Replace third element with 'Debian' and display.</text:p>
      <text:p text:style-name="P1"><text:s text:c="3"/>c. Append any new name at the end of Array.</text:p>
      <text:p text:style-name="Standard">god@god:~/Desktop$ gedit assignment3_5.sh &amp;</text:p>
      <text:p text:style-name="Standard">[1] 3937</text:p>
      <text:p text:style-name="Standard">god@god:~/Desktop$ chmod +x assignment3_5.sh</text:p>
      <text:p text:style-name="Standard">god@god:~/Desktop$ ./assignment3_6.sh nithis kumar sushil siva barathi sham raj</text:p>
      <text:p text:style-name="Standard">Extracting elements starting from position 2 : sushil siva barathi</text:p>
      <text:p text:style-name="Standard"/>
      <text:p text:style-name="Standard">After replacing 3rd element with Debian : nithis kumar Debian siva barathi sham raj</text:p>
      <text:p text:style-name="Standard"/>
      <text:p text:style-name="Standard">After adding an element <text:s/>: nithis kumar Debian siva barathi sham raj Ar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21:03:59.287248719</meta:creation-date>
    <dc:date>2023-09-21T21:22:23.657860585</dc:date>
    <meta:editing-duration>PT8M14S</meta:editing-duration>
    <meta:editing-cycles>1</meta:editing-cycles>
    <meta:document-statistic meta:table-count="0" meta:image-count="0" meta:object-count="0" meta:page-count="1" meta:paragraph-count="12" meta:word-count="97" meta:character-count="636" meta:non-whitespace-character-count="540"/>
    <meta:generator>LibreOffice/6.4.7.2$Linux_X86_64 LibreOffice_project/40$Build-2</meta:generator>
  </office:meta>
</office:document-meta>
</file>